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R</text:p>
          </table:table-cell>
          <table:table-cell office:value-type="float" office:value="120">
            <text:p>120</text:p>
          </table:table-cell>
          <table:table-cell table:formula="of:=[.B1]*255/[.D1]" office:value-type="float" office:value="239.0625">
            <text:p>239.062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table:formula="of:=[.B2]*255/[.D2]" office:value-type="float" office:value="179.296875">
            <text:p>179.29687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60">
            <text:p>60</text:p>
          </table:table-cell>
          <table:table-cell table:formula="of:=[.B3]*255/[.D3]" office:value-type="float" office:value="119.53125">
            <text:p>119.53125</text:p>
          </table:table-cell>
          <table:table-cell office:value-type="float" office:value="128">
            <text:p>12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p </meta:initial-creator>
    <meta:creation-date>2015-02-03T21:45:36</meta:creation-date>
    <dc:date>2015-02-03T22:25:10</dc:date>
    <dc:creator>chp </dc:creator>
    <meta:editing-duration>PT9M13S</meta:editing-duration>
    <meta:editing-cycles>1</meta:editing-cycles>
    <meta:document-statistic meta:table-count="3" meta:cell-count="12" meta:object-count="0"/>
    <meta:generator>LibreOffice/3.5$Linux_X86_64 LibreOffice_project/350m1$Build-2</meta:generator>
  </office:meta>
</office:document-meta>
</file>